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isha" svg:font-family="Gisha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Normal" style:family="paragraph">
      <style:text-properties style:font-name="Gisha" style:font-name-complex="Gisha" fo:font-weight="bold" style:font-weight-asian="bold" fo:color="#0070C0" fo:font-size="20pt" style:font-size-asian="20pt" style:font-size-complex="20pt"/>
    </style:style>
    <style:style style:name="P7" style:parent-style-name="Normal" style:family="paragraph">
      <style:text-properties style:font-name="Gisha" style:font-name-complex="Gisha" fo:font-weight="bold" style:font-weight-asian="bold" fo:color="#0070C0" fo:font-size="14pt" style:font-size-asian="14pt" style:font-size-complex="14pt"/>
    </style:style>
    <style:style style:name="T8" style:parent-style-name="DefaultParagraphFont" style:family="text">
      <style:text-properties style:language-asian="en" style:country-asian="GB"/>
    </style:style>
    <style:style style:name="P9" style:parent-style-name="Normal" style:family="paragraph">
      <style:text-properties style:font-name="Gisha" style:font-name-complex="Gisha" fo:font-size="14pt" style:font-size-asian="14pt" style:font-size-complex="14pt"/>
    </style:style>
    <style:style style:name="T10" style:parent-style-name="DefaultParagraphFont" style:family="text">
      <style:text-properties style:language-asian="en" style:country-asian="GB"/>
    </style:style>
    <style:style style:name="P11" style:parent-style-name="Normal" style:family="paragraph">
      <style:text-properties style:font-name="Gisha" style:font-name-complex="Gisha" fo:font-weight="bold" style:font-weight-asian="bold" fo:color="#0070C0" fo:font-size="14pt" style:font-size-asian="14pt" style:font-size-complex="14pt"/>
    </style:style>
    <style:style style:name="P12" style:parent-style-name="Normal" style:family="paragraph">
      <style:paragraph-properties fo:margin-bottom="0in"/>
      <style:text-properties style:font-name="Gisha" style:font-name-complex="Gisha"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text-align="center" fo:margin-bottom="0in"/>
      <style:text-properties style:font-name="Gisha" style:font-name-complex="Gisha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language-asian="en" style:country-asian="GB"/>
    </style:style>
    <style:style style:name="P15" style:parent-style-name="Normal" style:family="paragraph">
      <style:text-properties style:font-name="Gisha" style:font-name-complex="Gisha" fo:font-weight="bold" style:font-weight-asian="bold" fo:color="#0070C0" fo:font-size="16pt" style:font-size-asian="16pt" style:font-size-complex="16pt"/>
    </style:style>
    <style:style style:name="P16" style:parent-style-name="Normal" style:family="paragraph">
      <style:text-properties style:font-name="Gisha" style:font-name-complex="Gisha" fo:font-size="12pt" style:font-size-asian="12pt" style:font-size-complex="12pt"/>
    </style:style>
    <style:style style:name="T17" style:parent-style-name="DefaultParagraphFont" style:family="text">
      <style:text-properties style:language-asian="en" style:country-asian="GB"/>
    </style:style>
    <style:style style:name="P18" style:parent-style-name="Normal" style:family="paragraph">
      <style:paragraph-properties fo:margin-bottom="0.0694in"/>
    </style:style>
    <style:style style:name="T19" style:parent-style-name="DefaultParagraphFont" style:family="text">
      <style:text-properties style:font-name="Gisha" style:font-name-complex="Gisha" fo:font-size="14pt" style:font-size-asian="14pt" style:font-size-complex="14pt"/>
    </style:style>
    <style:style style:name="T20" style:parent-style-name="DefaultParagraphFont" style:family="text">
      <style:text-properties style:font-name="Gisha" style:font-name-complex="Gisha" fo:font-size="14pt" style:font-size-asian="14pt" style:font-size-complex="14pt"/>
    </style:style>
    <style:style style:name="T21" style:parent-style-name="DefaultParagraphFont" style:family="text">
      <style:text-properties style:font-name="Gisha" style:font-name-complex="Gisha" fo:font-size="14pt" style:font-size-asian="14pt" style:font-size-complex="14pt"/>
    </style:style>
    <style:style style:name="T22" style:parent-style-name="DefaultParagraphFont" style:family="text">
      <style:text-properties style:font-name="Gisha" style:font-name-complex="Gisha" fo:font-size="14pt" style:font-size-asian="14pt" style:font-size-complex="14pt"/>
    </style:style>
    <style:style style:name="T23" style:parent-style-name="DefaultParagraphFont" style:family="text">
      <style:text-properties style:font-name="Gisha" style:font-name-complex="Gisha" fo:font-weight="bold" style:font-weight-asian="bold" fo:font-size="14pt" style:font-size-asian="14pt" style:font-size-complex="14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Normal"><text:span text:style-name="T5"><draw:frame draw:id="id0" draw:style-name="a3" draw:name="Text Box 3" text:anchor-type="as-char" svg:x="0in" svg:y="0in" svg:width="6.26806in" svg:height="1.19931in" style:rel-width="scale" style:rel-height="scale"><draw:text-box><text:p text:style-name="P6">Health librarians and knowledge specialists bring the evidence to inform good healthcare decision-making</text:p><text:p text:style-name="P7"/></draw:text-box><svg:title/><svg:desc/></draw:frame></text:span></text:p>
      <text:p text:style-name="Normal"><text:span text:style-name="T8"><draw:frame draw:id="id1" draw:style-name="a4" draw:name="Text Box 5" text:anchor-type="as-char" svg:x="0in" svg:y="0in" svg:width="2.9375in" svg:height="1.77708in" style:rel-width="scale" style:rel-height="scale"><draw:text-box><text:p text:style-name="P9">&lt;&lt;Enter your contact details here&gt;&gt;</text:p></draw:text-box><svg:title/><svg:desc/></draw:frame></text:span><text:span text:style-name="T10"><draw:frame draw:id="id2" draw:style-name="a5" draw:name="Text Box 2" text:anchor-type="as-char" svg:x="0in" svg:y="0in" svg:width="3.04931in" svg:height="1.65069in" style:rel-width="scale" style:rel-height="scale"><draw:text-box><text:p text:style-name="P11">Find out more and pledge your support</text:p><text:p text:style-name="P12">#amilliondecisions</text:p><text:p text:style-name="P13">cilip.org.uk/amilliondecisions</text:p><text:p text:style-name="Normal"/></draw:text-box><svg:title/><svg:desc/></draw:frame></text:span><text:span text:style-name="T14"><draw:frame draw:id="id3" draw:style-name="a6" draw:name="Text Box 2" text:anchor-type="as-char" svg:x="0in" svg:y="0in" svg:width="6.27083in" svg:height="3.40625in" style:rel-width="scale" style:rel-height="scale"><draw:text-box><text:p text:style-name="P15">How<text:s/>we support<text:s/>your decision making</text:p><text:p text:style-name="P16">&lt;&lt; Enter your local impact case study, photo<text:s/>or example of LKS activity here<text:s/>– try and include a quote&gt;&gt;</text:p></draw:text-box><svg:title/><svg:desc/></draw:frame></text:span><text:span text:style-name="T17"><draw:frame draw:id="id4" draw:style-name="a7" draw:name="Text Box 2" text:anchor-type="as-char" svg:x="0in" svg:y="0in" svg:width="6.76042in" svg:height="1.93611in" style:rel-width="scale" style:rel-height="scale"><draw:text-box><text:p text:style-name="P18"><text:span text:style-name="T19">Every day more than a million decisions are made across the NHS and healthcare sector. <text:s/>Under the Health and Social Care Act 2012, there is a responsibility for health services to<text:s/></text:span><text:span text:style-name="T20">make best use of</text:span><text:span text:style-name="T21"><text:s/>evidence obtained from research.</text:span><text:span text:style-name="T22"><text:s text:c="2"/></text:span><text:span text:style-name="T23">Use a specialist librarian to support your decision making today.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isha" svg:font-family="Gisha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Header"><text:s text:c="4"/><text:span text:style-name="T2"><draw:frame draw:style-name="a0" draw:name="Picture 4" text:anchor-type="as-char" svg:x="0in" svg:y="0in" svg:width="3.45111in" svg:height="1.26042in" style:rel-width="scale" style:rel-height="scale"><draw:image xlink:href="media/image1.png" xlink:type="simple" xlink:show="embed" xlink:actuate="onLoad"/><svg:title/><svg:desc>A million decisions logo</svg:desc></draw:frame></text:span></text:p>
      </style:header>
      <style:footer>
        <text:p text:style-name="Footer"><text:span text:style-name="T3"><draw:frame draw:style-name="a1" draw:name="Picture 7" text:anchor-type="as-char" svg:x="0in" svg:y="0in" svg:width="2.27669in" svg:height="0.45614in" style:rel-width="scale" style:rel-height="scale"><draw:image xlink:href="media/image2.png" xlink:type="simple" xlink:show="embed" xlink:actuate="onLoad"/><svg:title/><svg:desc>Health Education England logo</svg:desc></draw:frame></text:span><text:s/><text:tab/><text:tab/><text:span text:style-name="T4"><draw:frame draw:style-name="a2" draw:name="Picture 0" text:anchor-type="as-char" svg:x="0in" svg:y="0in" svg:width="2.3879in" svg:height="0.49472in" style:rel-width="scale" style:rel-height="scale"><draw:image xlink:href="media/image3.jpeg" xlink:type="simple" xlink:show="embed" xlink:actuate="onLoad"/><svg:title/><svg:desc>CILIP logo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ibrary</meta:initial-creator>
    <dc:creator>Richard Bridgen</dc:creator>
    <meta:creation-date>2021-08-12T15:07:00Z</meta:creation-date>
    <dc:date>2021-08-12T15:07:00Z</dc:date>
    <meta:print-date>2017-02-01T15:34:00Z</meta:print-date>
    <meta:template xlink:href="Normal" xlink:type="simple"/>
    <meta:editing-cycles>2</meta:editing-cycles>
    <meta:editing-duration>PT180S</meta:editing-duration>
    <meta:user-defined meta:name="ContentTypeId">0x0101008C45754DD1C0E44D8A7983D686B4954B</meta:user-defined>
    <meta:document-statistic meta:page-count="1" meta:paragraph-count="1" meta:word-count="1" meta:character-count="7" meta:row-count="1" meta:non-whitespace-character-count="7"/>
  </office:meta>
</office:document-meta>
</file>